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Occurences_CS</text:p>
          </table:table-cell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string" calcext:value-type="string">
            <text:p>CHL Chloe Adult</text:p>
          </table:table-cell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]</text:p>
          </table:table-cell>
        </table:table-row>
        <table:table-row table:style-name="ro1">
          <table:table-cell office:value-type="string" calcext:value-type="string">
            <text:p>LAU</text:p>
          </table:table-cell>
          <table:table-cell office:value-type="string" calcext:value-type="string">
            <text:p>LAU Lauren Adult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, 'Miami/ENG_herring01.cha']</text:p>
          </table:table-cell>
        </table:table-row>
        <table:table-row table:style-name="ro1">
          <table:table-cell office:value-type="string" calcext:value-type="string">
            <text:p>JES</text:p>
          </table:table-cell>
          <table:table-cell office:value-type="string" calcext:value-type="string">
            <text:p>JES Jessica Adult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]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string" calcext:value-type="string">
            <text:p>NIC Nicholas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[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, 'Miami/ENG_herring06.cha']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['Miami/ENG_herring06.cha', 'Miami/ENG_herring06.cha', 'Miami/ENG_herring17.cha', 'Miami/ENG_herring17.cha', 'Miami/ENG_maria01.cha', 'Miami/ENG_maria04.cha', 'Miami/ENG_maria19.cha', 'Miami/ENG_maria31.cha', 'Miami/ENG_sastre03.cha', 'Miami/ENG_sastre08.cha', 'Miami/ENG_sastre11.cha', 'Miami/ENG_sastre11.cha', 'Miami/ENG_zeledon06.cha', 'Miami/ENG_zeledon06.cha', 'Miami/ENG_zeledon06.cha', 'Miami/ENG_zeledon08.cha', 'Miami/ENG_zeledon08.cha', 'Miami/ENG_zeledon08.cha', 'Miami/herring12.cha', 'Miami/sastre02.cha', 'Miami/sastre02.cha', 'Miami/sastre05.cha']</text:p>
          </table:table-cell>
        </table:table-row>
        <table:table-row table:style-name="ro1">
          <table:table-cell office:value-type="string" calcext:value-type="string">
            <text:p>SEB</text:p>
          </table:table-cell>
          <table:table-cell office:value-type="string" calcext:value-type="string">
            <text:p>SEB Sebastian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[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]</text:p>
          </table:table-cell>
        </table:table-row>
        <table:table-row table:style-name="ro1">
          <table:table-cell office:value-type="string" calcext:value-type="string">
            <text:p>RIC</text:p>
          </table:table-cell>
          <table:table-cell office:value-type="string" calcext:value-type="string">
            <text:p>RIC Richard Adult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[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, 'Miami/ENG_herring07.cha']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MEL Melanie Adult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]</text:p>
          </table:table-cell>
        </table:table-row>
        <table:table-row table:style-name="ro1">
          <table:table-cell office:value-type="string" calcext:value-type="string">
            <text:p>ROB</text:p>
          </table:table-cell>
          <table:table-cell office:value-type="string" calcext:value-type="string">
            <text:p>ROB Robert Adult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, 'Miami/ENG_herring08.cha']</text:p>
          </table:table-cell>
        </table:table-row>
        <table:table-row table:style-name="ro1">
          <table:table-cell office:value-type="string" calcext:value-type="string">
            <text:p>OSE</text:p>
          </table:table-cell>
          <table:table-cell office:value-type="string" calcext:value-type="string">
            <text:p>OSE Investigator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'Miami/ENG_herring08.cha', 'Miami/ENG_herring08.cha', 'Miami/ENG_herring08.cha']</text:p>
          </table:table-cell>
        </table:table-row>
        <table:table-row table:style-name="ro1">
          <table:table-cell office:value-type="string" calcext:value-type="string">
            <text:p>CLA</text:p>
          </table:table-cell>
          <table:table-cell office:value-type="string" calcext:value-type="string">
            <text:p>CLA Claire Adul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Miami/ENG_herring09.cha', 'Miami/ENG_herring09.cha', 'Miami/ENG_herring09.cha', 'Miami/ENG_herring09.cha', 'Miami/ENG_herring09.cha', 'Miami/ENG_herring09.cha', 'Miami/ENG_herring09.cha', 'Miami/ENG_herring09.cha', 'Miami/ENG_herring09.cha', 'Miami/ENG_herring09.cha', 'Miami/ENG_herring09.cha', 'Miami/ENG_herring09.cha', 'Miami/ENG_herring09.cha', 'Miami/ENG_herring09.cha', 'Miami/ENG_herring09.cha', 'Miami/ENG_herring09.cha']</text:p>
          </table:table-cell>
        </table:table-row>
        <table:table-row table:style-name="ro1">
          <table:table-cell office:value-type="string" calcext:value-type="string">
            <text:p>LUK</text:p>
          </table:table-cell>
          <table:table-cell office:value-type="string" calcext:value-type="string">
            <text:p>LUK Luke Adult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Miami/ENG_herring09.cha', 'Miami/ENG_herring09.cha', 'Miami/ENG_herring09.cha', 'Miami/ENG_herring09.cha', 'Miami/ENG_herring09.cha']</text:p>
          </table:table-cell>
        </table:table-row>
        <table:table-row table:style-name="ro1">
          <table:table-cell office:value-type="string" calcext:value-type="string">
            <text:p>PAI</text:p>
          </table:table-cell>
          <table:table-cell office:value-type="string" calcext:value-type="string">
            <text:p>PAI Paige Adult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]</text:p>
          </table:table-cell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Sarah Adult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, 'Miami/ENG_herring10.cha']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VAN Vanessa Adult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]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LEA Leah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[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, 'Miami/ENG_herring13.cha']</text:p>
          </table:table-cell>
        </table:table-row>
        <table:table-row table:style-name="ro1">
          <table:table-cell office:value-type="string" calcext:value-type="string">
            <text:p>EVN</text:p>
          </table:table-cell>
          <table:table-cell office:value-type="string" calcext:value-type="string">
            <text:p>EVN Evan Adul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Miami/ENG_herring15.cha', 'Miami/ENG_herring15.cha']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A Brandon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'Miami/ENG_herring15.cha']</text:p>
          </table:table-cell>
        </table:table-row>
        <table:table-row table:style-name="ro1">
          <table:table-cell office:value-type="string" calcext:value-type="string">
            <text:p>ABE</text:p>
          </table:table-cell>
          <table:table-cell office:value-type="string" calcext:value-type="string">
            <text:p>ABE Abel Adul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]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IAN Ian Adult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, 'Miami/ENG_herring16.cha']</text:p>
          </table:table-cell>
        </table:table-row>
        <table:table-row table:style-name="ro1">
          <table:table-cell office:value-type="string" calcext:value-type="string">
            <text:p>IRI</text:p>
          </table:table-cell>
          <table:table-cell office:value-type="string" calcext:value-type="string">
            <text:p>IRI Iris Adult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[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]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JAM James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[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, 'Miami/ENG_herring17.cha']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AR Maria Adul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[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1.cha', 'Miami/ENG_maria02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4.cha', 'Miami/ENG_maria07.cha', 'Miami/ENG_maria07.cha', 'Miami/ENG_maria07.cha', 'Miami/ENG_maria07.cha', 'Miami/ENG_maria07.cha', 'Miami/ENG_maria07.cha', 'Miami/ENG_maria07.cha', 'Miami/ENG_maria07.cha', 'Miami/ENG_maria07.cha', 'Miami/ENG_maria07.cha', 'Miami/ENG_maria07.cha', 'Miami/ENG_maria07.cha', 'Miami/ENG_maria07.cha', 'Miami/ENG_maria10.cha', 'Miami/ENG_maria10.cha', 'Miami/ENG_maria10.cha', 'Miami/ENG_maria10.cha', 'Miami/ENG_maria10.cha', 'Miami/ENG_maria10.cha', 'Miami/ENG_maria10.cha', 'Miami/ENG_maria10.cha', 'Miami/ENG_maria10.cha', 'Miami/ENG_maria10.cha', 'Miami/ENG_maria10.cha', 'Miami/ENG_maria10.cha', 'Miami/ENG_maria10.cha', 'Miami/ENG_maria10.cha', 'Miami/ENG_maria10.cha', 'Miami/ENG_maria10.cha', 'Miami/ENG_maria10.cha', 'Miami/ENG_maria10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6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8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19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0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4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27.cha', 'Miami/ENG_maria30.cha', 'Miami/ENG_maria30.cha', 'Miami/ENG_maria30.cha', 'Miami/ENG_maria30.cha', 'Miami/ENG_maria30.cha', 'Miami/ENG_maria30.cha', 'Miami/ENG_maria30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maria31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maria21.cha', 'Miami/maria21.cha', 'Miami/maria21.cha', 'Miami/maria21.cha', 'Miami/maria21.cha', 'Miami/maria21.cha', 'Miami/maria21.cha', 'Miami/maria21.cha', 'Miami/maria21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, 'Miami/maria40.cha']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MAS Mason Adul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[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]</text:p>
          </table:table-cell>
        </table:table-row>
        <table:table-row table:style-name="ro1">
          <table:table-cell office:value-type="string" calcext:value-type="string">
            <text:p>OLI</text:p>
          </table:table-cell>
          <table:table-cell office:value-type="string" calcext:value-type="string">
            <text:p>OLI Olivia Adult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]</text:p>
          </table:table-cell>
        </table:table-row>
        <table:table-row table:style-name="ro1">
          <table:table-cell office:value-type="string" calcext:value-type="string">
            <text:p>LAN</text:p>
          </table:table-cell>
          <table:table-cell office:value-type="string" calcext:value-type="string">
            <text:p>LAN Landon Adult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, 'Miami/ENG_sastre03.cha']</text:p>
          </table:table-cell>
        </table:table-row>
        <table:table-row table:style-name="ro1">
          <table:table-cell office:value-type="string" calcext:value-type="string">
            <text:p>EMI</text:p>
          </table:table-cell>
          <table:table-cell office:value-type="string" calcext:value-type="string">
            <text:p>EMI Emily Adult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, 'Miami/ENG_sastre04.cha']</text:p>
          </table:table-cell>
        </table:table-row>
        <table:table-row table:style-name="ro1">
          <table:table-cell office:value-type="string" calcext:value-type="string">
            <text:p>GIA</text:p>
          </table:table-cell>
          <table:table-cell office:value-type="string" calcext:value-type="string">
            <text:p>GIA Gianna Adult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'Miami/ENG_sastre04.cha', 'Miami/ENG_sastre04.cha', 'Miami/ENG_sastre04.cha', 'Miami/ENG_sastre04.cha', 'Miami/ENG_sastre04.cha', 'Miami/ENG_sastre04.cha', 'Miami/ENG_sastre04.cha']</text:p>
          </table:table-cell>
        </table:table-row>
        <table:table-row table:style-name="ro1">
          <table:table-cell office:value-type="string" calcext:value-type="string">
            <text:p>AAR</text:p>
          </table:table-cell>
          <table:table-cell office:value-type="string" calcext:value-type="string">
            <text:p>AAR Aaron Adul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]</text:p>
          </table:table-cell>
        </table:table-row>
        <table:table-row table:style-name="ro1">
          <table:table-cell office:value-type="string" calcext:value-type="string">
            <text:p>ALY</text:p>
          </table:table-cell>
          <table:table-cell office:value-type="string" calcext:value-type="string">
            <text:p>ALY Alyssa Adult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, 'Miami/ENG_sastre06.cha']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string" calcext:value-type="string">
            <text:p>JUL Julia Teenager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Miami/ENG_sastre07.cha', 'Miami/ENG_sastre07.cha', 'Miami/ENG_sastre07.cha', 'Miami/ENG_sastre07.cha', 'Miami/ENG_sastre07.cha', 'Miami/ENG_sastre07.cha', 'Miami/ENG_sastre07.cha', 'Miami/ENG_sastre07.cha', 'Miami/ENG_sastre07.cha', 'Miami/ENG_sastre07.cha', 'Miami/ENG_sastre07.cha', 'Miami/ENG_sastre07.cha', 'Miami/ENG_sastre07.cha', 'Miami/ENG_sastre07.cha', 'Miami/ENG_sastre07.cha', 'Miami/ENG_sastre07.cha']</text:p>
          </table:table-cell>
        </table:table-row>
        <table:table-row table:style-name="ro1">
          <table:table-cell office:value-type="string" calcext:value-type="string">
            <text:p>JAD</text:p>
          </table:table-cell>
          <table:table-cell office:value-type="string" calcext:value-type="string">
            <text:p>JAD Jada Adult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'Miami/ENG_sastre07.cha', 'Miami/ENG_sastre07.cha', 'Miami/ENG_sastre07.cha', 'Miami/ENG_sastre07.cha', 'Miami/ENG_sastre07.cha', 'Miami/ENG_sastre07.cha', 'Miami/ENG_sastre07.cha', 'Miami/ENG_sastre07.cha', 'Miami/ENG_sastre07.cha', 'Miami/ENG_sastre07.cha', 'Miami/ENG_sastre07.cha']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AUD Audrey Adult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[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]</text:p>
          </table:table-cell>
        </table:table-row>
        <table:table-row table:style-name="ro1">
          <table:table-cell office:value-type="string" calcext:value-type="string">
            <text:p>PAO</text:p>
          </table:table-cell>
          <table:table-cell office:value-type="string" calcext:value-type="string">
            <text:p>PAO Paola Teenager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, 'Miami/ENG_sastre08.cha']</text:p>
          </table:table-cell>
        </table:table-row>
        <table:table-row table:style-name="ro1">
          <table:table-cell office:value-type="string" calcext:value-type="string">
            <text:p>KAY</text:p>
          </table:table-cell>
          <table:table-cell office:value-type="string" calcext:value-type="string">
            <text:p>KAY Kayla Adult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]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VAL Valeria Adult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, 'Miami/ENG_sastre09.cha']</text:p>
          </table:table-cell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JEN Jennifer Adult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]</text:p>
          </table:table-cell>
        </table:table-row>
        <table:table-row table:style-name="ro1">
          <table:table-cell office:value-type="string" calcext:value-type="string">
            <text:p>JOC</text:p>
          </table:table-cell>
          <table:table-cell office:value-type="string" calcext:value-type="string">
            <text:p>JOC Jocelyn Adult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, 'Miami/ENG_sastre10.cha']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EVE Evelyn Adult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[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]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DIE Diego Adult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[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, 'Miami/ENG_sastre11.cha']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string" calcext:value-type="string">
            <text:p>MAD Madeline Adult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]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AM Samantha Adul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, 'Miami/ENG_sastre12.cha']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MAT Mathew Adul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Miami/ENG_zeledon02.cha', 'Miami/ENG_zeledon02.cha', 'Miami/ENG_zeledon02.cha']</text:p>
          </table:table-cell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REB Rebecca Adul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Miami/ENG_zeledon02.cha']</text:p>
          </table:table-cell>
        </table:table-row>
        <table:table-row table:style-name="ro1">
          <table:table-cell office:value-type="string" calcext:value-type="string">
            <text:p>FEL</text:p>
          </table:table-cell>
          <table:table-cell office:value-type="string" calcext:value-type="string">
            <text:p>FEL Felipe Teenager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]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ELE Elena Adult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, 'Miami/ENG_zeledon03.cha']</text:p>
          </table:table-cell>
        </table:table-row>
        <table:table-row table:style-name="ro1">
          <table:table-cell office:value-type="string" calcext:value-type="string">
            <text:p>HEN</text:p>
          </table:table-cell>
          <table:table-cell office:value-type="string" calcext:value-type="string">
            <text:p>HEN Henry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[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]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string" calcext:value-type="string">
            <text:p>ETH Ethan Adul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[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, 'Miami/ENG_zeledon04.cha']</text:p>
          </table:table-cell>
        </table:table-row>
        <table:table-row table:style-name="ro1">
          <table:table-cell office:value-type="string" calcext:value-type="string">
            <text:p>ABI</text:p>
          </table:table-cell>
          <table:table-cell office:value-type="string" calcext:value-type="string">
            <text:p>ABI Abigail Adult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]</text:p>
          </table:table-cell>
        </table:table-row>
        <table:table-row table:style-name="ro1">
          <table:table-cell office:value-type="string" calcext:value-type="string">
            <text:p>ELL</text:p>
          </table:table-cell>
          <table:table-cell office:value-type="string" calcext:value-type="string">
            <text:p>ELL Ella Adult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, 'Miami/ENG_zeledon06.cha']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FLA Flavia Adult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, 'Miami/ENG_zeledon08.cha']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A Chantal Teenager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]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GIL Gillian Child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, 'Miami/ENG_zeledon09.cha']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ANT Antonio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[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]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SEA Sean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, 'Miami/ENG_zeledon11.cha']</text:p>
          </table:table-cell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ARI Ariana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'Miami/ENG_zeledon13.cha', 'Miami/ENG_zeledon13.cha', 'Miami/ENG_zeledon13.cha', 'Miami/ENG_zeledon13.cha']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AVE Avery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'Miami/ENG_zeledon13.cha', 'Miami/ENG_zeledon13.cha', 'Miami/ENG_zeledon13.cha', 'Miami/ENG_zeledon13.cha']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TOM Tomas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'Miami/herring02.cha', 'Miami/herring02.cha']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ASH Ashley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[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]</text:p>
          </table:table-cell>
        </table:table-row>
        <table:table-row table:style-name="ro1">
          <table:table-cell office:value-type="string" calcext:value-type="string">
            <text:p>JAC</text:p>
          </table:table-cell>
          <table:table-cell office:value-type="string" calcext:value-type="string">
            <text:p>JAC Jack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[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, 'Miami/herring03.cha']</text:p>
          </table:table-cell>
        </table:table-row>
        <table:table-row table:style-name="ro1">
          <table:table-cell office:value-type="string" calcext:value-type="string">
            <text:p>NOA</text:p>
          </table:table-cell>
          <table:table-cell office:value-type="string" calcext:value-type="string">
            <text:p>NOA Noah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[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]</text:p>
          </table:table-cell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MEG Megan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'Miami/herring05.cha', 'Miami/herring05.cha', 'Miami/herring05.cha', 'Miami/herring05.cha', 'Miami/herring05.cha', 'Miami/herring05.cha', 'Miami/herring05.cha', 'Miami/herring05.cha', 'Miami/herring05.cha', 'Miami/herring05.cha', 'Miami/herring05.cha', 'Miami/herring05.cha', 'Miami/herring05.cha']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 Caleb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'Miami/herring11.cha', 'Miami/herring11.cha', 'Miami/herring11.cha', 'Miami/herring11.cha', 'Miami/herring11.cha', 'Miami/herring11.cha', 'Miami/herring11.cha', 'Miami/herring11.cha', 'Miami/herring11.cha', 'Miami/herring11.cha']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GRA Grace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'Miami/herring11.cha', 'Miami/herring11.cha', 'Miami/herring11.cha', 'Miami/herring11.cha', 'Miami/herring11.cha', 'Miami/herring11.cha', 'Miami/herring11.cha', 'Miami/herring11.cha', 'Miami/herring11.cha', 'Miami/herring11.cha']</text:p>
          </table:table-cell>
        </table:table-row>
        <table:table-row table:style-name="ro1">
          <table:table-cell office:value-type="string" calcext:value-type="string">
            <text:p>MIG</text:p>
          </table:table-cell>
          <table:table-cell office:value-type="string" calcext:value-type="string">
            <text:p>MIG Miguel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'Miami/herring12.cha', 'Miami/herring12.cha', 'Miami/herring12.cha', 'Miami/herring12.cha', 'Miami/herring12.cha', 'Miami/herring12.cha', 'Miami/herring12.cha', 'Miami/herring12.cha', 'Miami/herring12.cha', 'Miami/herring12.cha', 'Miami/herring12.cha', 'Miami/herring12.cha']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TIM Timothy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'Miami/herring12.cha', 'Miami/herring12.cha', 'Miami/herring12.cha', 'Miami/herring12.cha', 'Miami/herring12.cha', 'Miami/herring12.cha']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OL Cole Adul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[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]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 Connor Adult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[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]</text:p>
          </table:table-cell>
        </table:table-row>
        <table:table-row table:style-name="ro1">
          <table:table-cell office:value-type="string" calcext:value-type="string">
            <text:p>GAB</text:p>
          </table:table-cell>
          <table:table-cell office:value-type="string" calcext:value-type="string">
            <text:p>GAB Gabrielle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[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, 'Miami/herring14.cha']</text:p>
          </table:table-cell>
        </table:table-row>
        <table:table-row table:style-name="ro1">
          <table:table-cell office:value-type="string" calcext:value-type="string">
            <text:p>SOF</text:p>
          </table:table-cell>
          <table:table-cell office:value-type="string" calcext:value-type="string">
            <text:p>SOF Sofia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[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]</text:p>
          </table:table-cell>
        </table:table-row>
        <table:table-row table:style-name="ro1">
          <table:table-cell office:value-type="string" calcext:value-type="string">
            <text:p>KEV</text:p>
          </table:table-cell>
          <table:table-cell office:value-type="string" calcext:value-type="string">
            <text:p>KEV Kevin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[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, 'Miami/sastre01.cha']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LUI Luis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[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, 'Miami/sastre02.cha']</text:p>
          </table:table-cell>
        </table:table-row>
        <table:table-row table:style-name="ro1">
          <table:table-cell office:value-type="string" calcext:value-type="string">
            <text:p>AVA</text:p>
          </table:table-cell>
          <table:table-cell office:value-type="string" calcext:value-type="string">
            <text:p>AVA Ava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'Miami/sastre02.cha', 'Miami/sastre02.cha', 'Miami/sastre02.cha', 'Miami/sastre02.cha', 'Miami/sastre02.cha', 'Miami/sastre02.cha']</text:p>
          </table:table-cell>
        </table:table-row>
        <table:table-row table:style-name="ro1">
          <table:table-cell office:value-type="string" calcext:value-type="string">
            <text:p>LIL</text:p>
          </table:table-cell>
          <table:table-cell office:value-type="string" calcext:value-type="string">
            <text:p>LIL Lily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[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, 'Miami/sastre05.cha']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VIC Natalia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'Miami/sastre05.cha', 'Miami/sastre05.cha', 'Miami/sastre05.cha']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AR Carolina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[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]</text:p>
          </table:table-cell>
        </table:table-row>
        <table:table-row table:style-name="ro1">
          <table:table-cell office:value-type="string" calcext:value-type="string">
            <text:p>AME</text:p>
          </table:table-cell>
          <table:table-cell office:value-type="string" calcext:value-type="string">
            <text:p>AME Amelia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[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, 'Miami/zeledon01.cha']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AY Maya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[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]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ISA Isabella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[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, 'Miami/zeledon05.cha']</text:p>
          </table:table-cell>
        </table:table-row>
        <table:table-row table:style-name="ro1">
          <table:table-cell office:value-type="string" calcext:value-type="string">
            <text:p>JAS</text:p>
          </table:table-cell>
          <table:table-cell office:value-type="string" calcext:value-type="string">
            <text:p>JAS Jasmine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[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]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NAT Nathaniel Adul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[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, 'Miami/zeledon07.cha']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AR Marcela Adul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['Miami/zeledon08,cha']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 Herminia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[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]</text:p>
          </table:table-cell>
        </table:table-row>
        <table:table-row table:style-name="ro1">
          <table:table-cell office:value-type="string" calcext:value-type="string">
            <text:p>LAR</text:p>
          </table:table-cell>
          <table:table-cell office:value-type="string" calcext:value-type="string">
            <text:p>LAR Laurie Adul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[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, 'Miami/zeledon14.cha']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ELI Elizabeth Adult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[Miami/ENG_sastre13.cha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0:13:26.827392595</meta:creation-date>
    <dc:date>2024-04-04T10:18:23.394006146</dc:date>
    <meta:editing-duration>PT4M57S</meta:editing-duration>
    <meta:editing-cycles>1</meta:editing-cycles>
    <meta:document-statistic meta:table-count="1" meta:cell-count="476" meta:object-count="0"/>
    <meta:generator>LibreOffice/7.3.7.2$Linux_X86_64 LibreOffice_project/30$Build-2</meta:generator>
  </office:meta>
</office:document-meta>
</file>